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4.402cm" fo:min-width="3.341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3cm" fo:min-width="3.377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5.463cm" fo:min-width="5.213cm"/>
      <style:paragraph-properties style:writing-mode="lr-tb"/>
    </style:style>
    <style:style style:name="gr4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3cm" fo:min-width="2.182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617cm" svg:height="9.204cm" draw:transform="rotate (1.5707963267949) translate (11.421cm 11.586cm)">
          <text:p/>
          <draw:enhanced-geometry svg:viewBox="0 0 21600 21600" draw:glue-points="?f6 10800 10800 21600 ?f5 10800 10800 0" draw:text-areas="?f3 ?f3 ?f4 ?f4" draw:type="trapezoid" draw:modifiers="6355.6503198294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2" draw:layer="layout" svg:width="3.706cm" svg:height="1.203cm" svg:x="14.383cm" svg:y="7.251cm">
          <draw:text-box>
            <text:p>ConvNet</text:p>
          </draw:text-box>
        </draw:frame>
        <draw:custom-shape draw:style-name="gr3" draw:text-style-name="P1" draw:layer="layout" svg:width="5.713cm" svg:height="5.713cm" svg:x="1.778cm" svg:y="4.722cm">
          <text:p text:style-name="P3">cutout<text:line-break/>from<text:line-break/>diff img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7.491cm" svg:y1="7.896cm" svg:x2="11.422cm" svg:y2="7.896cm">
          <text:p/>
        </draw:line>
        <draw:frame draw:style-name="gr5" draw:text-style-name="P2" draw:layer="layout" svg:width="2.563cm" svg:height="1.203cm" svg:x="23.345cm" svg:y="7.326cm">
          <draw:text-box>
            <text:p>score</text:p>
          </draw:text-box>
        </draw:frame>
        <draw:line draw:style-name="gr4" draw:text-style-name="P4" draw:layer="layout" svg:x1="20.625cm" svg:y1="7.896cm" svg:x2="23.315cm" svg:y2="7.896cm">
          <text:p/>
        </draw:lin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5T22:10:24.871591490</meta:creation-date>
    <dc:date>2022-01-25T22:33:13.659422059</dc:date>
    <meta:editing-duration>PT2M7S</meta:editing-duration>
    <meta:editing-cycles>1</meta:editing-cycles>
    <meta:document-statistic meta:object-count="29"/>
    <meta:generator>LibreOffice/6.4.7.2$Linux_X86_64 LibreOffice_project/40$Build-2</meta:generator>
  </office:meta>
</office:document-meta>
</file>